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1" svg:font-family="'Lucida Sans'"/>
    <style:font-face style:name="American Typewriter" svg:font-family="'American Typewriter'" style:font-family-generic="modern" style:font-pitch="fixed"/>
    <style:font-face style:name="ヒラギノ丸ゴ ProN W4" svg:font-family="'ヒラギノ丸ゴ ProN W4'" style:font-pitch="variable"/>
    <style:font-face style:name="ヒラギノ明朝 ProN W3" svg:font-family="'ヒラギノ明朝 ProN W3'" style:font-pitch="variable"/>
    <style:font-face style:name="ヒラギノ角ゴ StdN W8" svg:font-family="'ヒラギノ角ゴ StdN W8'" style:font-pitch="variable"/>
    <style:font-face style:name="Times New Roman" svg:font-family="'Times New Roman'" style:font-family-generic="roman" style:font-pitch="variable"/>
    <style:font-face style:name="Zapfino" svg:font-family="Zapfino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fo:font-size="32pt" style:font-size-asian="32pt" style:font-size-complex="32pt"/>
    </style:style>
    <style:style style:name="T1" style:family="text">
      <style:text-properties style:font-name="Arial Black" fo:font-weight="bold" style:font-weight-asian="bold" style:font-weight-complex="bold"/>
    </style:style>
    <style:style style:name="T2" style:family="text">
      <style:text-properties style:font-name="Zapfino"/>
    </style:style>
    <style:style style:name="T3" style:family="text">
      <style:text-properties style:font-name-asian="ヒラギノ角ゴ StdN W8"/>
    </style:style>
    <style:style style:name="T4" style:family="text">
      <style:text-properties style:font-name-asian="ヒラギノ明朝 ProN W3"/>
    </style:style>
    <style:style style:name="T5" style:family="text">
      <style:text-properties style:font-name="American Typewriter"/>
    </style:style>
    <style:style style:name="T6" style:family="text">
      <style:text-properties style:font-name="ヒラギノ丸ゴ ProN W4" style:font-name-asian="ヒラギノ丸ゴ ProN W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ここに</text:span><text:span text:style-name="T6">PDFを</text:span><text:span text:style-name="T4">ドロップすると</text:span>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1" svg:font-family="'Lucida Sans'"/>
    <style:font-face style:name="American Typewriter" svg:font-family="'American Typewriter'" style:font-family-generic="modern" style:font-pitch="fixed"/>
    <style:font-face style:name="ヒラギノ丸ゴ ProN W4" svg:font-family="'ヒラギノ丸ゴ ProN W4'" style:font-pitch="variable"/>
    <style:font-face style:name="ヒラギノ明朝 ProN W3" svg:font-family="'ヒラギノ明朝 ProN W3'" style:font-pitch="variable"/>
    <style:font-face style:name="ヒラギノ角ゴ StdN W8" svg:font-family="'ヒラギノ角ゴ StdN W8'" style:font-pitch="variable"/>
    <style:font-face style:name="Times New Roman" svg:font-family="'Times New Roman'" style:font-family-generic="roman" style:font-pitch="variable"/>
    <style:font-face style:name="Zapfino" svg:font-family="Zapfino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dlon-Kay Aaron</meta:initial-creator>
    <meta:creation-date>2011-05-26T12:02:43</meta:creation-date>
    <meta:document-statistic meta:table-count="0" meta:image-count="0" meta:object-count="0" meta:page-count="1" meta:paragraph-count="1" meta:word-count="5" meta:character-count="15"/>
    <dc:date>2011-05-26T12:31:02</dc:date>
    <dc:creator>Madlon-Kay Aaron</dc:creator>
    <meta:editing-duration>PT13M9S</meta:editing-duration>
    <meta:editing-cycles>1</meta:editing-cycles>
    <meta:generator>LibreOffice/3.3$Unix LibreOffice_project/330m19$Build-202</meta:generator>
  </office:meta>
</office:document-meta>
</file>